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r7" style:family="presentation" style:parent-style-name="Default-subtitle">
      <style:graphic-properties draw:fill-color="#ffffff" draw:auto-grow-height="true" fo:min-height="14.362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outline1">
      <style:graphic-properties fo:min-height="5.559cm"/>
    </style:style>
    <style:style style:name="pr11" style:family="presentation" style:parent-style-name="Default-subtitle">
      <style:graphic-properties draw:fill-color="#ffffff" fo:min-height="12.661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50%"/>
    </style:style>
    <style:style style:name="P4" style:family="paragraph">
      <loext:graphic-properties draw:fill-color="#ffffff"/>
      <style:paragraph-properties fo:line-height="150%"/>
    </style:style>
    <style:style style:name="P5" style:family="paragraph">
      <loext:graphic-properties draw:fill-color="#ffffff"/>
    </style:style>
    <style:style style:name="P6" style:family="paragraph">
      <style:text-properties fo:color="#999999"/>
    </style:style>
    <style:style style:name="P7" style:family="paragraph">
      <style:text-properties fo:color="#b2b2b2"/>
    </style:style>
    <style:style style:name="P8" style:family="paragraph">
      <style:paragraph-properties fo:margin-left="10.414cm" fo:margin-right="0cm" fo:line-height="115%" fo:text-align="start" fo:text-indent="0cm"/>
    </style:style>
    <style:style style:name="P9" style:family="paragraph">
      <style:paragraph-properties fo:line-height="115%"/>
    </style:style>
    <style:style style:name="P10" style:family="paragraph">
      <loext:graphic-properties draw:fill-color="#ffffff"/>
      <style:paragraph-properties fo:line-height="115%"/>
    </style:style>
    <style:style style:name="P11" style:family="paragraph">
      <style:paragraph-properties fo:margin-left="2.54cm" fo:margin-right="2.54cm" fo:line-height="150%" fo:text-indent="0cm"/>
    </style:style>
    <style:style style:name="P12" style:family="paragraph">
      <loext:graphic-properties draw:fill-color="#ffffff"/>
      <style:paragraph-properties fo:margin-left="2.54cm" fo:margin-right="2.54cm" fo:line-height="150%" fo:text-indent="0cm"/>
    </style:style>
    <style:style style:name="P13" style:family="paragraph">
      <style:paragraph-properties fo:margin-left="0.762cm" fo:margin-right="0cm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2.54cm" fo:margin-right="0cm" fo:line-height="150%" fo:text-align="start" fo:text-indent="0cm"/>
    </style:style>
    <style:style style:name="P16" style:family="paragraph">
      <style:paragraph-properties fo:margin-left="2.54cm" fo:margin-right="0cm" fo:text-indent="0cm"/>
      <style:text-properties fo:font-size="23pt" style:font-size-asian="23pt" style:font-size-complex="23pt"/>
    </style:style>
    <style:style style:name="P17" style:family="paragraph">
      <style:paragraph-properties fo:margin-left="0cm" fo:margin-right="0cm" fo:line-height="150%" fo:text-align="start" fo:text-indent="0cm"/>
    </style:style>
    <style:style style:name="P18" style:family="paragraph">
      <style:text-properties fo:font-size="22.7000007629395pt" style:font-size-asian="22.7000007629395pt" style:font-size-complex="22.7000007629395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999999"/>
    </style:style>
    <style:style style:name="T3" style:family="text">
      <style:text-properties fo:color="#b2b2b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3pt" style:font-size-asian="23pt" style:font-size-complex="23pt"/>
    </style:style>
    <style:style style:name="T6" style:family="text">
      <style:text-properties fo:font-size="22.7000007629395pt" style:font-size-asian="22.7000007629395pt" style:font-size-complex="22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 text:style-name="P3">Jak się nazywa bardzo</text:p>
            <text:p text:style-name="P3">chudy pies?</text:p>
            <text:p text:style-name="P3"/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 text:style-name="P3">Jak się nazywa bardzo</text:p>
            <text:p text:style-name="P3">chudy pies?</text:p>
            <text:p text:style-name="P3"/>
            <text:p text:style-name="P3"><text:span text:style-name="T1">Anoreks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O mnie</text:span></text:p>
          </draw:text-box>
        </draw:frame>
        <draw:frame presentation:style-name="pr5" draw:text-style-name="P4" draw:layer="layout" svg:width="25.199cm" svg:height="12.179cm" svg:x="1.4cm" svg:y="4.914cm" presentation:class="subtitle">
          <draw:text-box>
            <text:p text:style-name="P3">Nazywam się Marek Lesiewski</text:p>
            <text:p text:style-name="P3">Lubię programować.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6" draw:text-style-name="P4" draw:layer="layout" svg:width="25.199cm" svg:height="12.179cm" svg:x="1.4cm" svg:y="4.914cm" presentation:class="subtitle">
          <draw:text-box>
            <text:p text:style-name="P3">Chcemy napisać kod,</text:p>
            <text:p text:style-name="P3">który w runtime’ie ma zrobić</text:p>
            <text:p text:style-name="P3">coś innego / więcej,</text:p>
            <text:p text:style-name="P3">niż zakodowaliśmy.</text:p>
          </draw:text-box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3">Probl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7" draw:text-style-name="P10" draw:layer="layout" svg:width="25.199cm" svg:height="14.362cm" svg:x="1.4cm" svg:y="3.827cm" presentation:class="subtitle" presentation:user-transformed="true">
          <draw:text-box>
            <text:p text:style-name="P8"/>
            <text:p text:style-name="P8">IOC</text:p>
            <text:p text:style-name="P8">ORM</text:p>
            <text:p text:style-name="P8">AOP</text:p>
            <text:p text:style-name="P8">Mock</text:p>
            <text:p text:style-name="P8">Security</text:p>
            <text:p text:style-name="P8">EJB</text:p>
            <text:p text:style-name="P8">Adnotacje</text:p>
            <text:p text:style-name="P9"/>
            <text:p text:style-name="P9"/>
          </draw:text-box>
        </draw:frame>
        <draw:frame presentation:style-name="pr8" draw:text-style-name="P7" draw:layer="layout" svg:width="25.199cm" svg:height="3.506cm" svg:x="1.4cm" svg:y="0.837cm" presentation:class="title">
          <draw:text-box>
            <text:p><text:span text:style-name="T3">Rozwiązanie - Prox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6" draw:text-style-name="P1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1"><text:s/>Dynmiczne stworzenie Proxy (dziedziczenie)</text:p>
              </text:list-item>
              <text:list-item>
                <text:p text:style-name="P11"><text:s/>Statyczne procesowanie adnotacji (dziedziczenie)</text:p>
              </text:list-item>
              <text:list-item>
                <text:p text:style-name="P11"><text:s/>“Podjechanie” klasy przed jej wczytaniem - instrumentacja</text:p>
              </text:list-item>
            </text:list>
          </draw:text-box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3">Jak się robi </text:span><text:span text:style-name="T3"><text:line-break/></text:span><text:span text:style-name="T3">(silnie typowane) Prox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presentation:style-name="pr8" draw:text-style-name="P7" draw:layer="layout" svg:width="25.199cm" svg:height="3.506cm" svg:x="1.4cm" svg:y="0.837cm" presentation:class="title">
          <draw:text-box>
            <text:p><text:span text:style-name="T3">Kto to robi dynamicznie?</text:span></text:p>
          </draw:text-box>
        </draw:frame>
        <draw:frame presentation:style-name="pr9" draw:text-style-name="P13" draw:layer="layout" svg:width="12.297cm" svg:height="12.179cm" svg:x="1.4cm" svg:y="4.914cm" presentation:class="outline" presentation:user-transformed="true">
          <draw:text-box>
            <text:list text:style-name="L3">
              <text:list-header>
                <text:p text:style-name="P13"/>
              </text:list-header>
              <text:list-item>
                <text:p text:style-name="P13">Spring</text:p>
              </text:list-item>
              <text:list-item>
                <text:p text:style-name="P13">Hibernate</text:p>
              </text:list-item>
              <text:list-item>
                <text:p text:style-name="P13">Guice</text:p>
              </text:list-item>
              <text:list-item>
                <text:p text:style-name="P13">Weld</text:p>
              </text:list-item>
              <text:list-item>
                <text:p text:style-name="P13">etc.</text:p>
              </text:list-item>
            </text:list>
          </draw:text-box>
        </draw:frame>
        <draw:frame presentation:style-name="pr10" draw:layer="layout" svg:width="12.297cm" svg:height="5.809cm" svg:x="14.313cm" svg:y="4.914cm" presentation:class="outline" presentation:user-transformed="true">
          <draw:text-box>
            <text:p text:style-name="P14">Zaleta?</text:p>
            <text:list text:style-name="L3">
              <text:list-item>
                <text:p>od ręki</text:p>
              </text:list-item>
            </text:list>
          </draw:text-box>
        </draw:frame>
        <draw:frame presentation:style-name="pr10" draw:layer="layout" svg:width="12.297cm" svg:height="5.809cm" svg:x="14.313cm" svg:y="11.276cm" presentation:class="outline" presentation:user-transformed="true">
          <draw:text-box>
            <text:p>Wada?</text:p>
            <text:list text:style-name="L3">
              <text:list-item>
                <text:p>dziedziczenie</text:p>
              </text:list-item>
              <text:list-item>
                <text:p>debugowanie (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draw:frame presentation:style-name="pr8" draw:text-style-name="P7" draw:layer="layout" svg:width="25.199cm" svg:height="3.506cm" svg:x="1.4cm" svg:y="0.837cm" presentation:class="title">
          <draw:text-box>
            <text:p><text:span text:style-name="T3">Kto to robi statycznie?</text:span></text:p>
          </draw:text-box>
        </draw:frame>
        <draw:frame presentation:style-name="pr9" draw:layer="layout" svg:width="12.297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13">Mapstruct</text:p>
              </text:list-item>
              <text:list-item>
                <text:p text:style-name="P13">Lombok (!)</text:p>
              </text:list-item>
              <text:list-item>
                <text:p text:style-name="P13">JPA metamodel</text:p>
              </text:list-item>
              <text:list-item>
                <text:p text:style-name="P13">etc.</text:p>
              </text:list-item>
            </text:list>
          </draw:text-box>
        </draw:frame>
        <draw:frame presentation:style-name="pr10" draw:layer="layout" svg:width="12.297cm" svg:height="5.809cm" svg:x="14.313cm" svg:y="4.914cm" presentation:class="outline">
          <draw:text-box>
            <text:list text:style-name="L3">
              <text:list-header>
                <text:p>Zaleta</text:p>
              </text:list-header>
              <text:list-item>
                <text:p>prawie <text:span text:style-name="T4">od ręki</text:span></text:p>
              </text:list-item>
              <text:list-item>
                <text:p>statyczny kod</text:p>
              </text:list-item>
            </text:list>
          </draw:text-box>
        </draw:frame>
        <draw:frame presentation:style-name="pr10" draw:layer="layout" svg:width="12.297cm" svg:height="5.809cm" svg:x="14.313cm" svg:y="11.276cm" presentation:class="outline">
          <draw:text-box>
            <text:list text:style-name="L3">
              <text:list-header>
                <text:p>Wada</text:p>
              </text:list-header>
              <text:list-item>
                <text:p><text:span text:style-name="T4">prawie</text:span> od ręki</text:p>
              </text:list-item>
              <text:list-item>
                <text:p>dziedziczen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2">
        <draw:frame presentation:style-name="pr8" draw:text-style-name="P7" draw:layer="layout" svg:width="25.199cm" svg:height="3.506cm" svg:x="1.4cm" svg:y="0.837cm" presentation:class="title">
          <draw:text-box>
            <text:p><text:span text:style-name="T3">Kto robi instrumentacje?</text:span></text:p>
          </draw:text-box>
        </draw:frame>
        <draw:frame presentation:style-name="pr9" draw:layer="layout" svg:width="12.297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13">JRebel</text:p>
              </text:list-item>
              <text:list-item>
                <text:p text:style-name="P13">New Relic</text:p>
              </text:list-item>
              <text:list-item>
                <text:p text:style-name="P13">AppDynamics</text:p>
              </text:list-item>
              <text:list-item>
                <text:p text:style-name="P13">etc.</text:p>
              </text:list-item>
            </text:list>
          </draw:text-box>
        </draw:frame>
        <draw:frame presentation:style-name="pr10" draw:layer="layout" svg:width="12.297cm" svg:height="5.809cm" svg:x="14.313cm" svg:y="4.914cm" presentation:class="outline">
          <draw:text-box>
            <text:list text:style-name="L3">
              <text:list-header>
                <text:p>Zaleta</text:p>
              </text:list-header>
              <text:list-item>
                <text:p>prawie <text:span text:style-name="T4">od ręki</text:span></text:p>
              </text:list-item>
              <text:list-item>
                <text:p>brak dziedziczenia</text:p>
              </text:list-item>
            </text:list>
          </draw:text-box>
        </draw:frame>
        <draw:frame presentation:style-name="pr10" draw:layer="layout" svg:width="12.297cm" svg:height="5.809cm" svg:x="14.313cm" svg:y="11.276cm" presentation:class="outline">
          <draw:text-box>
            <text:list text:style-name="L3">
              <text:list-header>
                <text:p>Wada</text:p>
              </text:list-header>
              <text:list-item>
                <text:p><text:span text:style-name="T4">prawie</text:span> od ręki</text:p>
              </text:list-item>
              <text:list-item>
                <text:p>debugowanie (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8" draw:text-style-name="P7" draw:layer="layout" svg:width="25.199cm" svg:height="3.506cm" svg:x="1.4cm" svg:y="0.837cm" presentation:class="title">
          <draw:text-box>
            <text:p><text:span text:style-name="T3">Jak to się robi?</text:span></text:p>
          </draw:text-box>
        </draw:frame>
        <draw:frame presentation:style-name="pr9" draw:text-style-name="P16" draw:layer="layout" svg:width="12.297cm" svg:height="12.179cm" svg:x="1.4cm" svg:y="4.914cm" presentation:class="outline">
          <draw:text-box>
            <text:p text:style-name="P15"><text:span text:style-name="T5">JDK Dynamic Proxies</text:span></text:p>
            <text:p text:style-name="P15"><text:span text:style-name="T5">CGLIB </text:span></text:p>
            <text:p text:style-name="P15"><text:span text:style-name="T5">ASM</text:span></text:p>
            <text:p text:style-name="P15"><text:span text:style-name="T5">Javaasist</text:span></text:p>
            <text:p text:style-name="P15"><text:span text:style-name="T5">Apache BCEL</text:span></text:p>
            <text:p text:style-name="P15"><text:span text:style-name="T5">ByteBuddy</text:span></text:p>
            <text:p text:style-name="P15"><text:span text:style-name="T5">i inne...</text:span></text:p>
          </draw:text-box>
        </draw:frame>
        <draw:frame presentation:style-name="pr9" draw:text-style-name="P18" draw:layer="layout" svg:width="12.297cm" svg:height="12.179cm" svg:x="14.313cm" svg:y="4.914cm" presentation:class="outline" presentation:user-transformed="true">
          <draw:text-box>
            <text:p text:style-name="P17"><text:span text:style-name="T6">tylko interfejsy</text:span></text:p>
            <text:p text:style-name="P17"><text:span text:style-name="T6">prawie R.I.P.</text:span></text:p>
            <text:p text:style-name="P17"><text:span text:style-name="T6">trudne</text:span></text:p>
            <text:p text:style-name="P17"><text:span text:style-name="T6">się nie rozszerza</text:span></text:p>
            <text:p text:style-name="P17"><text:span text:style-name="T6">R.I.P.</text:span></text:p>
            <text:p text:style-name="P17"><text:span text:style-name="T6">superhiperibezw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ByteBuddy</text:p>
          </draw:text-box>
        </draw:frame>
        <draw:frame presentation:style-name="pr11" draw:text-style-name="P4" draw:layer="layout" svg:width="25.199cm" svg:height="12.661cm" svg:x="1.4cm" svg:y="4.673cm" presentation:class="subtitle" presentation:user-transformed="true">
          <draw:text-box>
            <text:list text:style-name="L2">
              <text:list-item>
                <text:p text:style-name="P3"><text:s/>Fluent API</text:p>
              </text:list-item>
              <text:list-item>
                <text:p text:style-name="P3"><text:s/>Zaprojektowane z myślą o użyciu</text:p>
              </text:list-item>
              <text:list-item>
                <text:p text:style-name="P3"><text:s/>Aktywnie rozwijane</text:p>
              </text:list-item>
              <text:list-item>
                <text:p text:style-name="P3"><text:s/>Dodatkowe utile</text:p>
              </text:list-item>
              <text:list-item>
                <text:p text:style-name="P3"><text:s/>Subclass, Reload, Rebase</text:p>
              </text:list-item>
              <text:list-item>
                <text:p text:style-name="P3"><text:s/>Wsparce dla agentów</text:p>
              </text:list-item>
              <text:list-item>
                <text:p text:style-name="P3"><text:s/>Dokumentacja 4/5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>
          <draw:text-box>
            <text:p>Pokaż mi kod!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>
          <draw:text-box>
            <text:p>Pytania?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>
          <draw:text-box>
            <text:p>Feedback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>
          <draw:text-box>
            <text:p>Dzięki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00:06:30.723887780</meta:creation-date>
    <meta:generator>LibreOffice/5.1.4.2$Linux_X86_64 LibreOffice_project/10m0$Build-2</meta:generator>
    <dc:date>2017-02-21T22:11:03.902265730</dc:date>
    <meta:editing-duration>PT1H30M47S</meta:editing-duration>
    <meta:editing-cycles>18</meta:editing-cycles>
    <meta:document-statistic meta:object-count="85"/>
  </office:meta>
</office:document-meta>
</file>